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25cm"/>
    </style:style>
    <style:style style:name="co2" style:family="table-column">
      <style:table-column-properties fo:break-before="auto" style:column-width="3.399cm"/>
    </style:style>
    <style:style style:name="co3" style:family="table-column">
      <style:table-column-properties fo:break-before="auto" style:column-width="2.575cm"/>
    </style:style>
    <style:style style:name="co4" style:family="table-column">
      <style:table-column-properties fo:break-before="auto" style:column-width="4.621cm"/>
    </style:style>
    <style:style style:name="co5" style:family="table-column">
      <style:table-column-properties fo:break-before="auto" style:column-width="3.731cm"/>
    </style:style>
    <style:style style:name="co6" style:family="table-column">
      <style:table-column-properties fo:break-before="auto" style:column-width="2.258cm"/>
    </style:style>
    <style:style style:name="co7" style:family="table-column">
      <style:table-column-properties fo:break-before="auto" style:column-width="5.9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office:value-type="string" calcext:value-type="string">
            <text:p>question</text:p>
          </table:table-cell>
          <table:table-cell office:value-type="string" calcext:value-type="string">
            <text:p>correct_answer</text:p>
          </table:table-cell>
          <table:table-cell office:value-type="string" calcext:value-type="string">
            <text:p>wrong_answer</text:p>
          </table:table-cell>
          <table:table-cell office:value-type="string" calcext:value-type="string">
            <text:p>difficult_level</text:p>
          </table:table-cell>
          <table:table-cell office:value-type="string" calcext:value-type="string">
            <text:p>response_type</text:p>
          </table:table-cell>
          <table:table-cell office:value-type="string" calcext:value-type="string">
            <text:p>tags</text:p>
          </table:table-cell>
          <table:table-cell office:value-type="string" calcext:value-type="string">
            <text:p>if_correct</text:p>
          </table:table-cell>
          <table:table-cell office:value-type="string" calcext:value-type="string">
            <text:p>if_wrong</text:p>
          </table:table-cell>
        </table:table-row>
        <table:table-row table:style-name="ro1">
          <table:table-cell office:value-type="string" calcext:value-type="string">
            <text:p>Luca vuole comprare una scrivania che costa CENTOCINQUE euro</text:p>
          </table:table-cell>
          <table:table-cell office:value-type="float" office:value="105" calcext:value-type="float">
            <text:p>105</text:p>
          </table:table-cell>
          <table:table-cell office:value-type="string" calcext:value-type="string">
            <text:p>150|1005|501</text:p>
          </table:table-cell>
          <table:table-cell office:value-type="float" office:value="50" calcext:value-type="float">
            <text:p>50</text:p>
          </table:table-cell>
          <table:table-cell office:value-type="string" calcext:value-type="string">
            <text:p>options_4</text:p>
          </table:table-cell>
          <table:table-cell table:number-columns-repeated="3"/>
        </table:table-row>
        <table:table-row table:style-name="ro1">
          <table:table-cell office:value-type="string" calcext:value-type="string">
            <text:p>Gianna vuole comprare una torta che costa TRENTANOVE euro</text:p>
          </table:table-cell>
          <table:table-cell office:value-type="float" office:value="39" calcext:value-type="float">
            <text:p>39</text:p>
          </table:table-cell>
          <table:table-cell office:value-type="string" calcext:value-type="string">
            <text:p>309|390|3,90</text:p>
          </table:table-cell>
          <table:table-cell office:value-type="float" office:value="50" calcext:value-type="float">
            <text:p>50</text:p>
          </table:table-cell>
          <table:table-cell office:value-type="string" calcext:value-type="string">
            <text:p>options_4</text:p>
          </table:table-cell>
          <table:table-cell table:number-columns-repeated="3"/>
        </table:table-row>
        <table:table-row table:style-name="ro2">
          <table:table-cell office:value-type="string" calcext:value-type="string">
            <text:p>La maestra chiede di sommare 3 decine e 14 unità.</text:p>
            <text:p>Con quale operazione puoi rispondere alla maestra?</text:p>
          </table:table-cell>
          <table:table-cell office:value-type="string" calcext:value-type="string">
            <text:p>30+14</text:p>
          </table:table-cell>
          <table:table-cell office:value-type="string" calcext:value-type="string">
            <text:p>3+14|3+10+14</text:p>
          </table:table-cell>
          <table:table-cell office:value-type="float" office:value="50" calcext:value-type="float">
            <text:p>50</text:p>
          </table:table-cell>
          <table:table-cell office:value-type="string" calcext:value-type="string">
            <text:p>options_3</text:p>
          </table:table-cell>
          <table:table-cell table:number-columns-repeated="3"/>
        </table:table-row>
        <table:table-row table:style-name="ro3">
          <table:table-cell office:value-type="string" calcext:value-type="string">
            <text:p>Alle nove del mattino un termometro segnava &lt;b&gt;18&lt;/b&gt; gradi.</text:p>
            <text:p>Alle dodici del mattino un termometro segnava &lt;b&gt;26&lt;/b&gt; gradi.</text:p>
            <text:p>Di quanto è aumentata la temperatura?</text:p>
          </table:table-cell>
          <table:table-cell office:value-type="float" office:value="8" calcext:value-type="float">
            <text:p>8</text:p>
          </table:table-cell>
          <table:table-cell office:value-type="string" calcext:value-type="string">
            <text:p>4|26|6</text:p>
          </table:table-cell>
          <table:table-cell office:value-type="float" office:value="50" calcext:value-type="float">
            <text:p>50</text:p>
          </table:table-cell>
          <table:table-cell office:value-type="string" calcext:value-type="string">
            <text:p>options_4</text:p>
          </table:table-cell>
          <table:table-cell table:number-columns-repeated="3"/>
        </table:table-row>
        <table:table-row table:style-name="ro2">
          <table:table-cell office:value-type="string" calcext:value-type="string">
            <text:p>il maestro Francesco ha 5 schede. Quando arriva la maestra Viola glie ne dà altre 2 </text:p>
            <text:p>Quante schede avrà in tutto il maestro Francesco?</text:p>
          </table:table-cell>
          <table:table-cell office:value-type="float" office:value="7" calcext:value-type="float">
            <text:p>7</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2">
          <table:table-cell office:value-type="string" calcext:value-type="string">
            <text:p>Roberta ha 5 caramelle di queste ne regala 3 alla sorella Caterina. </text:p>
            <text:p>Quante caramelle rimangono a Roberta?</text:p>
          </table:table-cell>
          <table:table-cell office:value-type="float" office:value="2" calcext:value-type="float">
            <text:p>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2">
          <table:table-cell office:value-type="string" calcext:value-type="string">
            <text:p>Nel giardino ci sono 8 alberi. Durante l'autunno 4 alberi vengono tagliati perché sono secchi.</text:p>
            <text:p>Quanti alberi sono rimasti?</text:p>
          </table:table-cell>
          <table:table-cell office:value-type="float" office:value="4" calcext:value-type="float">
            <text:p>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2">
          <table:table-cell office:value-type="string" calcext:value-type="string">
            <text:p>Marco ha raccolto 6 mele di queste ne dà 3 al fratello Roberto. </text:p>
            <text:p>Quante mele rimangono a Marco?</text:p>
          </table:table-cell>
          <table:table-cell office:value-type="float" office:value="3" calcext:value-type="float">
            <text:p>3</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Simone ha 2 maglioni. Se gliene regalano altri 4, quanti maglioni ha ora Simone?</text:p>
          </table:table-cell>
          <table:table-cell office:value-type="float" office:value="6" calcext:value-type="float">
            <text:p>6</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2">
          <table:table-cell office:value-type="string" calcext:value-type="string">
            <text:p>Veronica ha 1 € e Andrea ne ha 5€. </text:p>
            <text:p>Quanti soldi avranno in totale?</text:p>
          </table:table-cell>
          <table:table-cell office:value-type="float" office:value="6" calcext:value-type="float">
            <text:p>6</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iovanna per la ricreazione ha portato un panino per ognuna delle sue 7 amiche e 1 per la sua maestra. Di tutti i panini però, 4 si sono rovinati nella borsa. Quanti panini sono rimasti?</text:p>
          </table:table-cell>
          <table:table-cell office:value-type="float" office:value="4" calcext:value-type="float">
            <text:p>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iulio ha 8 macchinine, il fratellino Marco ne ha 7. Quante macchinine hanno in tutto? </text:p>
          </table:table-cell>
          <table:table-cell office:value-type="float" office:value="15" calcext:value-type="float">
            <text:p>15</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ioele ha 4 panini, Riccardo ne ha 2. Quanti panini ci sono in tutto? </text:p>
          </table:table-cell>
          <table:table-cell office:value-type="float" office:value="6" calcext:value-type="float">
            <text:p>6</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onica e Lorenzo vogliono andare al cinema. Il costo di un biglietto è di 7 euro. Quanto costano 2 biglietti?</text:p>
          </table:table-cell>
          <table:table-cell office:value-type="float" office:value="14" calcext:value-type="float">
            <text:p>1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iulia ha 5 cagnolini di peluche, Sara ne ha 6. Quanti cagnolini ha di differenza Sara da Giulia? </text:p>
          </table:table-cell>
          <table:table-cell office:value-type="float" office:value="1" calcext:value-type="float">
            <text:p>1</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rco ha 8 biscotti, la sua sorellina Susanna ne ha 9. Quanti biscotti hanno in tutto? </text:p>
          </table:table-cell>
          <table:table-cell office:value-type="float" office:value="17" calcext:value-type="float">
            <text:p>17</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lberto ha 9 pinguini giocattolo e il suo amico Giovanni gliene regala 4. Quanti pinguini ha Alberto in tutto? </text:p>
          </table:table-cell>
          <table:table-cell office:value-type="float" office:value="13" calcext:value-type="float">
            <text:p>13</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o ho 10 medaglie e Lorenzo me ne porta altre 10. Quante medaglie ho in tutto? </text:p>
          </table:table-cell>
          <table:table-cell office:value-type="float" office:value="20" calcext:value-type="float">
            <text:p>2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rco ha 12 figurine e Luca gliene regala altre 5. Quante figurine ha in tutto Marco? </text:p>
          </table:table-cell>
          <table:table-cell office:value-type="float" office:value="17" calcext:value-type="float">
            <text:p>17</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aura ha 10 lecca-lecca, ne dà 4 al suo amico Lorenzo. Quanti lecca-lecca ha ora Laura? </text:p>
          </table:table-cell>
          <table:table-cell office:value-type="float" office:value="6" calcext:value-type="float">
            <text:p>6</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iacomo ha 6 palloni. Tommaso ne ha 7. Quanti palloni ha in più Tommaso? </text:p>
          </table:table-cell>
          <table:table-cell office:value-type="float" office:value="1" calcext:value-type="float">
            <text:p>1</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ttia ha 20 banane e Federico gliene ruba 2. Quante banane rimangono a Mattia? </text:p>
          </table:table-cell>
          <table:table-cell office:value-type="float" office:value="18" calcext:value-type="float">
            <text:p>18</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eonardo ha 9 figurine. Gabriele ne ha altre 9. Quante figurine hanno in tutto? </text:p>
          </table:table-cell>
          <table:table-cell office:value-type="float" office:value="18" calcext:value-type="float">
            <text:p>18</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Nel mio giardino ci sono 8 fiori gialli, 3 rossi e 6 arancioni. Quanti fiori sono in tutto? </text:p>
          </table:table-cell>
          <table:table-cell office:value-type="float" office:value="17" calcext:value-type="float">
            <text:p>17</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Elena ha 4 libri e Sara le regala altri 8 libri. Quanti libri ha Elena?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iulio ha 9 macchinine, la sua sorellina Valeria gliene rompe 4. Quante macchinine rimangono a Giulio? </text:p>
          </table:table-cell>
          <table:table-cell office:value-type="float" office:value="5" calcext:value-type="float">
            <text:p>5</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Sara ha 17 caramelle, ne ragala 3 a Anna. Quante caramelle restano a Sara? </text:p>
          </table:table-cell>
          <table:table-cell office:value-type="float" office:value="14" calcext:value-type="float">
            <text:p>1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orenzo ha 6 palle da basket. Il suo fratellino Luca gliene prende 2. Quante palle rimangono a Lorenzo? </text:p>
          </table:table-cell>
          <table:table-cell office:value-type="float" office:value="4" calcext:value-type="float">
            <text:p>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l primo vaso ha 5 fiori. Il secondo 7. Quanti fiori ci sono in tutto?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a mia mamma mi ha regalato 20 palline, e io ne regalo 10 a Tommaso. Quante me ne rimangono? </text:p>
          </table:table-cell>
          <table:table-cell office:value-type="float" office:value="10" calcext:value-type="float">
            <text:p>1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a mamma va al mercato e compra 10 mele, 4 pere e 4 albicocche. Quanta frutta ha comprato in tutto la mamma? </text:p>
          </table:table-cell>
          <table:table-cell office:value-type="float" office:value="18" calcext:value-type="float">
            <text:p>18</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rtina ha 5 caramelle, Alessia le regala 6 caramelle in più. Quante caramelle ha Martina? </text:p>
          </table:table-cell>
          <table:table-cell office:value-type="float" office:value="11" calcext:value-type="float">
            <text:p>11</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o ho 5 palline, Mario ne ha 10, Lorenzo ne ha 2 e Marco 3. Quante palline abbiamo in tutto? </text:p>
          </table:table-cell>
          <table:table-cell office:value-type="float" office:value="20" calcext:value-type="float">
            <text:p>2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sia ha 20 figurine e ne regala 8 a Chiara. Quante figurine rimangono ad Asia?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Elena ha raccolto 5 castagne, Clelia ne ha raccolte 8. Quante castagne hanno raccolto in tutto Clelia e Elena? </text:p>
          </table:table-cell>
          <table:table-cell office:value-type="float" office:value="13" calcext:value-type="float">
            <text:p>13</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reta ha comprato 10 mele e Marco ne compra altre 10. Quante sono le mele in tutto? </text:p>
          </table:table-cell>
          <table:table-cell office:value-type="float" office:value="20" calcext:value-type="float">
            <text:p>2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o ho 5 palline e il mio fratello me ne regala altre 5. Quante palline sono in tutto? </text:p>
          </table:table-cell>
          <table:table-cell office:value-type="float" office:value="10" calcext:value-type="float">
            <text:p>1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Costanza ha 5 bambole e Isotta gliene regala altre 5. Quante bambole ha Costanza in tutto? </text:p>
          </table:table-cell>
          <table:table-cell office:value-type="float" office:value="10" calcext:value-type="float">
            <text:p>1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uca e Marco all'uscita della scuola decidono di trovarsi ai giardini per giocare con le palline. Luca porta 5 palline rosse e Marco porta 7 palline verdi. Quante palline hanno portato in tutto i bambini?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e maestre di una scuola sono 17, 5 vanno via. Quante maestre rimangono?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n un sacchetto ci sono 9 caramelle. Emma mangia 4 caramelle. Sara ne mangia 3. Quante caramelle rimangono nel sacchetto? </text:p>
          </table:table-cell>
          <table:table-cell office:value-type="float" office:value="2" calcext:value-type="float">
            <text:p>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l corso di piscina 20 bambini si sono iscritti. 9 si tuffano. Quanti bambini si devono ancora tuffare? </text:p>
          </table:table-cell>
          <table:table-cell office:value-type="float" office:value="11" calcext:value-type="float">
            <text:p>11</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rco ha 19 palloncini. 7 palloncini sono rossi e gli altri son blu. Quanti sono quelli blu?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a mamma prepara una torta e la divide in 16 fette. Claudia di nascosto ne mangia 4. Quante fette rimangono?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uca sta giocando con due macchinine mentre Sara gioca con 5 bambole. Quanti giochi ci sono in tutto? </text:p>
          </table:table-cell>
          <table:table-cell office:value-type="float" office:value="7" calcext:value-type="float">
            <text:p>7</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Nel cestino ci sono 3 pere e 2 mele. Quanti frutti sono in tutto? </text:p>
          </table:table-cell>
          <table:table-cell office:value-type="float" office:value="5" calcext:value-type="float">
            <text:p>5</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l suo compleanno Lucia ha invitato 19 bambini, 4 sono malati. Quanti sono i bambini al compleanno? </text:p>
          </table:table-cell>
          <table:table-cell office:value-type="float" office:value="15" calcext:value-type="float">
            <text:p>15</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tteo ha 9 carte, Elisa ha 5 carte e Sara ha 2 carte. Quante carte sono in tutto? </text:p>
          </table:table-cell>
          <table:table-cell office:value-type="float" office:value="16" calcext:value-type="float">
            <text:p>16</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n una fruttiera c'erano 11 arance, 8 banane e 1 mela. Quanti frutti c'erano in tutto? </text:p>
          </table:table-cell>
          <table:table-cell office:value-type="float" office:value="20" calcext:value-type="float">
            <text:p>2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Nella squadra di basket ci sono 20 bambini. 10 sono malati. Quanti sono i bambini presenti? </text:p>
          </table:table-cell>
          <table:table-cell office:value-type="float" office:value="10" calcext:value-type="float">
            <text:p>1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e stelle in tutto sono 15 ma ne cadono 3. Quante ne rimangono?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Jessica ha 10 palle e Diego ha portato 19 palle. Quante palle ci sono in tutto? </text:p>
          </table:table-cell>
          <table:table-cell office:value-type="float" office:value="29" calcext:value-type="float">
            <text:p>29</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Nella nostra classe ci sono 25 bambini, 5 sono malati. Quanti ne rimangono? </text:p>
          </table:table-cell>
          <table:table-cell office:value-type="float" office:value="20" calcext:value-type="float">
            <text:p>2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Una signora aveva 10 mele. Suo nipote gliene portò altre 8. Quante mele ebbe in tutto la signora? </text:p>
          </table:table-cell>
          <table:table-cell office:value-type="float" office:value="18" calcext:value-type="float">
            <text:p>18</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Nel giardino di nonno Augusto ci sono 8 viole, 7 rose e 5 tulipani. Quanti fiori ci sono in tutto nel giardino? </text:p>
          </table:table-cell>
          <table:table-cell office:value-type="float" office:value="20" calcext:value-type="float">
            <text:p>2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 scuola ci sono 7 cartelloni. La maestra ne attacca 3, il giorno dopo ne attacca 5. Quanti sono adesso i cartelloni? </text:p>
          </table:table-cell>
          <table:table-cell office:value-type="float" office:value="15" calcext:value-type="float">
            <text:p>15</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d una festa ci sono 20 palloncini. Alla fine ne scoppiano 6. Quanti ne rimangono? </text:p>
          </table:table-cell>
          <table:table-cell office:value-type="float" office:value="14" calcext:value-type="float">
            <text:p>1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d una bancherella c'erano 10 macchinine rosse e 2 blu. Quante macchinine c'ernao in tutto</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l maneggio ci sono 15 cavalli. Arrivano, nel pomeriggio, 8 bambini. Quanti cavalli rimangono nella stalla? </text:p>
          </table:table-cell>
          <table:table-cell office:value-type="float" office:value="7" calcext:value-type="float">
            <text:p>7</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rtina, con la mamma, è andata dal fioraio a comprare 5 rose, 5 tulipani e 10 viole. Quanti fiori ha comprato in tutto Martina con la mamma? </text:p>
          </table:table-cell>
          <table:table-cell office:value-type="float" office:value="20" calcext:value-type="float">
            <text:p>2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rco ha 10 computer. Gli si rompono 5 computer. Quanti computer funzionano ancora? </text:p>
          </table:table-cell>
          <table:table-cell office:value-type="float" office:value="5" calcext:value-type="float">
            <text:p>5</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A scuola ci sono 20 alunni. 10 vanno a casa. Quanti rimangono a scuola? </text:p>
          </table:table-cell>
          <table:table-cell office:value-type="float" office:value="10" calcext:value-type="float">
            <text:p>10</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Giulia ha 12 cioccolatini.Ne mangia 4. Quanti cioccolatini rimangono? </text:p>
          </table:table-cell>
          <table:table-cell office:value-type="float" office:value="8" calcext:value-type="float">
            <text:p>8</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a mamma è andata al supermercato e ha comprato 5 detersivi per il pavimento, 6 per i panni bianchi, 4 per i panni colorati e 6 per i neri. Quanti detersivi ha comprato la mamma in tutto? </text:p>
          </table:table-cell>
          <table:table-cell office:value-type="float" office:value="21" calcext:value-type="float">
            <text:p>21</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l lampadario del salotto ha in tutto 16 lampadine. Durante a settimana 9 lampadine si sono fulminate. Quante lampadine adesso illuminano il salotto? </text:p>
          </table:table-cell>
          <table:table-cell office:value-type="float" office:value="7" calcext:value-type="float">
            <text:p>7</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Nel frigorifero di Luigi ci sono 7 bottiglie d'acqua,3 di vino e 4 di coca cola. Quante bottiglie ci sono nel frigorifero di Luigi? </text:p>
          </table:table-cell>
          <table:table-cell office:value-type="float" office:value="14" calcext:value-type="float">
            <text:p>1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Marco compra 18 figurine e ne regala 7 al suo amico Simone. Quante figurine rimangono a Marco? </text:p>
          </table:table-cell>
          <table:table-cell office:value-type="float" office:value="11" calcext:value-type="float">
            <text:p>11</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n un vaso ci sono 27 rose.Dopo alcuni giorni la mamma toglie 14 rose perché appassite. Quante rose rimangono nel vaso?</text:p>
          </table:table-cell>
          <table:table-cell office:value-type="float" office:value="13" calcext:value-type="float">
            <text:p>13</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Roberta ha 15 caramelle, durante il giorno ne mangia 6. Quante caramelle le rimangono?</text:p>
          </table:table-cell>
          <table:table-cell office:value-type="float" office:value="9" calcext:value-type="float">
            <text:p>9</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Francesco va a fare una passeggiata allo zoo. Vede 3 leoni, 2 scimmie, 3 serpenti e 4 giraffe. Quanti animali ha visto Francesco?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uigi ha 34 anni, suo fratello Mario ne ha 21. Quanti anni ha in più Luigi di suo fratello?</text:p>
          </table:table-cell>
          <table:table-cell office:value-type="float" office:value="13" calcext:value-type="float">
            <text:p>13</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Carlo ha 26 caramelle, il suo amico Francesco ha 45 caramelle in più di Carlo. Quante caramelle hanno insieme? Se dopo un'ora ciascuno ne ha mangiate 10, quante caramelle hanno adesso?</text:p>
          </table:table-cell>
          <table:table-cell office:value-type="float" office:value="71" calcext:value-type="float">
            <text:p>71</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l papà di Andrea possiede 15 cavalli, di cui 4 sono femmine. Dopo due mesi, ogni cavalla ha partorito 2 cavalli. Quanti cavalli possiede ora il papà di Andrea?</text:p>
          </table:table-cell>
          <table:table-cell office:value-type="float" office:value="23" calcext:value-type="float">
            <text:p>23</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In una palazzina di 4 piani ci sono 3 appartamenti per ogni piano. Quanti appartamente in tutto </text:p>
          </table:table-cell>
          <table:table-cell office:value-type="float" office:value="12" calcext:value-type="float">
            <text:p>12</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office:value-type="string" calcext:value-type="string">
            <text:p>Luca ha il doppio degli anni di suo figlio. Suo figlio ha 22 anni. Quanti anni ha Luca?</text:p>
          </table:table-cell>
          <table:table-cell office:value-type="float" office:value="44" calcext:value-type="float">
            <text:p>44</text:p>
          </table:table-cell>
          <table:table-cell/>
          <table:table-cell office:value-type="float" office:value="50" calcext:value-type="float">
            <text:p>50</text:p>
          </table:table-cell>
          <table:table-cell office:value-type="string" calcext:value-type="string">
            <text:p>text</text:p>
          </table:table-cell>
          <table:table-cell table:number-columns-repeated="3"/>
        </table:table-row>
        <table:table-row table:style-name="ro1">
          <table:table-cell table:number-columns-repeated="8"/>
        </table:table-row>
        <table:table-row table:style-name="ro4" table:number-rows-repeated="1048498">
          <table:table-cell table:number-columns-repeated="8"/>
        </table:table-row>
        <table:table-row table:style-name="ro4">
          <table:table-cell table:number-columns-repeated="8"/>
        </table:table-row>
      </table:table>
      <table:table table:name="Domande da aggiungere" table:style-name="ta1">
        <table:table-column table:style-name="co7" table:default-cell-style-name="Default"/>
        <table:table-column table:style-name="co6" table:default-cell-style-name="Default"/>
        <table:table-row table:style-name="ro1">
          <table:table-cell office:value-type="string" calcext:value-type="string">
            <text:p>Giulia ha 5 cagnolini di peluche, Sara ne ha 6. Quanti cagnolini ha di differenza Sara da Giulia? </text:p>
          </table:table-cell>
          <table:table-cell office:value-type="float" office:value="1" calcext:value-type="float">
            <text:p>1</text:p>
          </table:table-cell>
        </table:table-row>
        <table:table-row table:style-name="ro1">
          <table:table-cell office:value-type="string" calcext:value-type="string">
            <text:p>Marco ha 8 biscotti, la sua sorellina Susanna ne ha 9. Quanti biscotti hanno in tutto? </text:p>
          </table:table-cell>
          <table:table-cell office:value-type="float" office:value="17" calcext:value-type="float">
            <text:p>17</text:p>
          </table:table-cell>
        </table:table-row>
        <table:table-row table:style-name="ro1">
          <table:table-cell office:value-type="string" calcext:value-type="string">
            <text:p>Alberto ha 9 pinguini giocattolo e il suo amico Giovanni gliene regala 4. Quanti pinguini ha Alberto in tutto? </text:p>
          </table:table-cell>
          <table:table-cell office:value-type="float" office:value="13" calcext:value-type="float">
            <text:p>13</text:p>
          </table:table-cell>
        </table:table-row>
        <table:table-row table:style-name="ro1">
          <table:table-cell office:value-type="string" calcext:value-type="string">
            <text:p>Io ho 10 medaglie e Lorenzo me ne porta altre 10. Quante medaglie ho in tutto? </text:p>
          </table:table-cell>
          <table:table-cell office:value-type="float" office:value="20" calcext:value-type="float">
            <text:p>20</text:p>
          </table:table-cell>
        </table:table-row>
        <table:table-row table:style-name="ro1">
          <table:table-cell office:value-type="string" calcext:value-type="string">
            <text:p>Marco ha 12 figurine e Luca gliene regala altre 5. Quante figurine ha in tutto Marco? </text:p>
          </table:table-cell>
          <table:table-cell office:value-type="float" office:value="17" calcext:value-type="float">
            <text:p>17</text:p>
          </table:table-cell>
        </table:table-row>
        <table:table-row table:style-name="ro1">
          <table:table-cell office:value-type="string" calcext:value-type="string">
            <text:p>Laura ha 10 lecca-lecca, ne dà 4 al suo amico Lorenzo. Quanti lecca-lecca ha ora Laura? </text:p>
          </table:table-cell>
          <table:table-cell office:value-type="float" office:value="6" calcext:value-type="float">
            <text:p>6</text:p>
          </table:table-cell>
        </table:table-row>
        <table:table-row table:style-name="ro1">
          <table:table-cell office:value-type="string" calcext:value-type="string">
            <text:p>Giacomo ha 6 palloni. Tommaso ne ha 7. Quanti palloni ha in più Tommaso? </text:p>
          </table:table-cell>
          <table:table-cell office:value-type="float" office:value="1" calcext:value-type="float">
            <text:p>1</text:p>
          </table:table-cell>
        </table:table-row>
        <table:table-row table:style-name="ro1">
          <table:table-cell office:value-type="string" calcext:value-type="string">
            <text:p>Mattia ha 20 banane e Federico gliene ruba 2. Quante banane rimangono a Mattia? </text:p>
          </table:table-cell>
          <table:table-cell office:value-type="float" office:value="18" calcext:value-type="float">
            <text:p>18</text:p>
          </table:table-cell>
        </table:table-row>
        <table:table-row table:style-name="ro1">
          <table:table-cell office:value-type="string" calcext:value-type="string">
            <text:p>Leonardo ha 9 figurine. Gabriele ne ha altre 9. Quante figurine hanno in tutto? </text:p>
          </table:table-cell>
          <table:table-cell office:value-type="float" office:value="18" calcext:value-type="float">
            <text:p>18</text:p>
          </table:table-cell>
        </table:table-row>
        <table:table-row table:style-name="ro1">
          <table:table-cell office:value-type="string" calcext:value-type="string">
            <text:p>Nel mio giardino ci sono 8 fiori gialli, 3 rossi e 6 arancioni. Quanti fiori sono in tutto? </text:p>
          </table:table-cell>
          <table:table-cell office:value-type="float" office:value="17" calcext:value-type="float">
            <text:p>17</text:p>
          </table:table-cell>
        </table:table-row>
        <table:table-row table:style-name="ro1">
          <table:table-cell office:value-type="string" calcext:value-type="string">
            <text:p>Elena ha 4 libri e Sara le regala altri 8 libri. Quanti libri ha Elena? </text:p>
          </table:table-cell>
          <table:table-cell office:value-type="float" office:value="12" calcext:value-type="float">
            <text:p>12</text:p>
          </table:table-cell>
        </table:table-row>
        <table:table-row table:style-name="ro1">
          <table:table-cell office:value-type="string" calcext:value-type="string">
            <text:p>Giulio ha 9 macchinine, la sua sorellina Valeria gliene rompe 4. Quante macchinine rimangono a Giulio? </text:p>
          </table:table-cell>
          <table:table-cell office:value-type="float" office:value="5" calcext:value-type="float">
            <text:p>5</text:p>
          </table:table-cell>
        </table:table-row>
        <table:table-row table:style-name="ro1">
          <table:table-cell office:value-type="string" calcext:value-type="string">
            <text:p>Sara ha 17 caramelle, ne ragala 3 a Anna. Quante caramelle restano a Sara? </text:p>
          </table:table-cell>
          <table:table-cell office:value-type="float" office:value="14" calcext:value-type="float">
            <text:p>14</text:p>
          </table:table-cell>
        </table:table-row>
        <table:table-row table:style-name="ro1">
          <table:table-cell office:value-type="string" calcext:value-type="string">
            <text:p>Lorenzo ha 6 palle da basket. Il suo fratellino Luca gliene prende 2. Quante palle rimangono a Lorenzo? </text:p>
          </table:table-cell>
          <table:table-cell office:value-type="float" office:value="4" calcext:value-type="float">
            <text:p>4</text:p>
          </table:table-cell>
        </table:table-row>
        <table:table-row table:style-name="ro1">
          <table:table-cell office:value-type="string" calcext:value-type="string">
            <text:p>Il primo vaso ha 5 fiori. Il secondo 7. Quanti fiori ci sono in tutto? </text:p>
          </table:table-cell>
          <table:table-cell office:value-type="float" office:value="12" calcext:value-type="float">
            <text:p>12</text:p>
          </table:table-cell>
        </table:table-row>
        <table:table-row table:style-name="ro1">
          <table:table-cell office:value-type="string" calcext:value-type="string">
            <text:p>La mia mamma mi ha regalato 20 palline, e io ne regalo 10 a Tommaso. Quante me ne rimangono? </text:p>
          </table:table-cell>
          <table:table-cell office:value-type="float" office:value="10" calcext:value-type="float">
            <text:p>10</text:p>
          </table:table-cell>
        </table:table-row>
        <table:table-row table:style-name="ro1">
          <table:table-cell office:value-type="string" calcext:value-type="string">
            <text:p>La mamma va al mercato e compra 10 mele, 4 pere e 4 albicocche. Quanta frutta ha comprato in tutto la mamma? </text:p>
          </table:table-cell>
          <table:table-cell office:value-type="float" office:value="18" calcext:value-type="float">
            <text:p>18</text:p>
          </table:table-cell>
        </table:table-row>
        <table:table-row table:style-name="ro1">
          <table:table-cell office:value-type="string" calcext:value-type="string">
            <text:p>Martina ha 5 caramelle, Alessia le regala 6 caramelle in più. Quante caramelle ha Martina? </text:p>
          </table:table-cell>
          <table:table-cell office:value-type="float" office:value="11" calcext:value-type="float">
            <text:p>11</text:p>
          </table:table-cell>
        </table:table-row>
        <table:table-row table:style-name="ro1">
          <table:table-cell office:value-type="string" calcext:value-type="string">
            <text:p>Io ho 5 palline, Mario ne ha 10, Lorenzo ne ha 2 e Marco 3. Quante palline abbiamo in tutto? </text:p>
          </table:table-cell>
          <table:table-cell office:value-type="float" office:value="20" calcext:value-type="float">
            <text:p>20</text:p>
          </table:table-cell>
        </table:table-row>
        <table:table-row table:style-name="ro1">
          <table:table-cell office:value-type="string" calcext:value-type="string">
            <text:p>Asia ha 20 figurine e ne regala 8 a Chiara. Quante figurine rimangono ad Asia? </text:p>
          </table:table-cell>
          <table:table-cell office:value-type="float" office:value="12" calcext:value-type="float">
            <text:p>12</text:p>
          </table:table-cell>
        </table:table-row>
        <table:table-row table:style-name="ro1">
          <table:table-cell office:value-type="string" calcext:value-type="string">
            <text:p>Elena ha raccolto 5 castagne, Clelia ne ha raccolte 8. Quante castagne hanno raccolto in tutto Clelia e Elena? </text:p>
          </table:table-cell>
          <table:table-cell office:value-type="float" office:value="13" calcext:value-type="float">
            <text:p>13</text:p>
          </table:table-cell>
        </table:table-row>
        <table:table-row table:style-name="ro1">
          <table:table-cell office:value-type="string" calcext:value-type="string">
            <text:p>Greta ha comprato 10 mele e Marco ne compra altre 10. Quante sono le mele in tutto? </text:p>
          </table:table-cell>
          <table:table-cell office:value-type="float" office:value="20" calcext:value-type="float">
            <text:p>20</text:p>
          </table:table-cell>
        </table:table-row>
        <table:table-row table:style-name="ro1">
          <table:table-cell office:value-type="string" calcext:value-type="string">
            <text:p>Io ho 5 palline e il mio fratello me ne regala altre 5. Quante palline sono in tutto? </text:p>
          </table:table-cell>
          <table:table-cell office:value-type="float" office:value="10" calcext:value-type="float">
            <text:p>10</text:p>
          </table:table-cell>
        </table:table-row>
        <table:table-row table:style-name="ro1">
          <table:table-cell office:value-type="string" calcext:value-type="string">
            <text:p>Costanza ha 5 bambole e Isotta gliene regala altre 5. Quante bambole ha Costanza in tutto? </text:p>
          </table:table-cell>
          <table:table-cell office:value-type="float" office:value="10" calcext:value-type="float">
            <text:p>10</text:p>
          </table:table-cell>
        </table:table-row>
        <table:table-row table:style-name="ro1">
          <table:table-cell office:value-type="string" calcext:value-type="string">
            <text:p>Luca e Marco all'uscita della scuola decidono di trovarsi ai giardini per giocare con le palline. Luca porta 5 palline rosse e Marco porta 7 palline verdi. Quante palline hanno portato in tutto i bambini? </text:p>
          </table:table-cell>
          <table:table-cell office:value-type="float" office:value="12" calcext:value-type="float">
            <text:p>12</text:p>
          </table:table-cell>
        </table:table-row>
        <table:table-row table:style-name="ro1">
          <table:table-cell office:value-type="string" calcext:value-type="string">
            <text:p>Le maestre di una scuola sono 17, 5 vanno via. Quante maestre rimangono? </text:p>
          </table:table-cell>
          <table:table-cell office:value-type="float" office:value="12" calcext:value-type="float">
            <text:p>12</text:p>
          </table:table-cell>
        </table:table-row>
        <table:table-row table:style-name="ro1">
          <table:table-cell office:value-type="string" calcext:value-type="string">
            <text:p>In un sacchetto ci sono 9 caramelle. Emma mangia 4 caramelle. Sara ne mangia 3. Quante caramelle rimangono nel sacchetto? </text:p>
          </table:table-cell>
          <table:table-cell office:value-type="float" office:value="2" calcext:value-type="float">
            <text:p>2</text:p>
          </table:table-cell>
        </table:table-row>
        <table:table-row table:style-name="ro1">
          <table:table-cell office:value-type="string" calcext:value-type="string">
            <text:p>Al corso di piscina 20 bambini si sono iscritti. 9 si tuffano. Quanti bambini si devono ancora tuffare? </text:p>
          </table:table-cell>
          <table:table-cell office:value-type="float" office:value="11" calcext:value-type="float">
            <text:p>11</text:p>
          </table:table-cell>
        </table:table-row>
        <table:table-row table:style-name="ro1">
          <table:table-cell office:value-type="string" calcext:value-type="string">
            <text:p>Marco ha 19 palloncini. 7 palloncini sono rossi e gli altri son blu. Quanti sono quelli blu? </text:p>
          </table:table-cell>
          <table:table-cell office:value-type="float" office:value="12" calcext:value-type="float">
            <text:p>12</text:p>
          </table:table-cell>
        </table:table-row>
        <table:table-row table:style-name="ro1">
          <table:table-cell office:value-type="string" calcext:value-type="string">
            <text:p>La mamma prepara una torta e la divide in 16 fette. Claudia di nascosto ne mangia 4. Quante fette rimangono? </text:p>
          </table:table-cell>
          <table:table-cell office:value-type="float" office:value="12" calcext:value-type="float">
            <text:p>12</text:p>
          </table:table-cell>
        </table:table-row>
        <table:table-row table:style-name="ro1">
          <table:table-cell office:value-type="string" calcext:value-type="string">
            <text:p>Luca sta giocando con due macchinine mentre Sara gioca con 5 bambole. Quanti giochi ci sono in tutto? </text:p>
          </table:table-cell>
          <table:table-cell office:value-type="float" office:value="7" calcext:value-type="float">
            <text:p>7</text:p>
          </table:table-cell>
        </table:table-row>
        <table:table-row table:style-name="ro1">
          <table:table-cell office:value-type="string" calcext:value-type="string">
            <text:p>Nel cestino ci sono 3 pere e 2 mele. Quanti frutti sono in tutto? </text:p>
          </table:table-cell>
          <table:table-cell office:value-type="float" office:value="5" calcext:value-type="float">
            <text:p>5</text:p>
          </table:table-cell>
        </table:table-row>
        <table:table-row table:style-name="ro1">
          <table:table-cell office:value-type="string" calcext:value-type="string">
            <text:p>Al suo compleanno Lucia ha invitato 19 bambini, 4 sono malati. Quanti sono i bambini al compleanno? </text:p>
          </table:table-cell>
          <table:table-cell office:value-type="float" office:value="15" calcext:value-type="float">
            <text:p>15</text:p>
          </table:table-cell>
        </table:table-row>
        <table:table-row table:style-name="ro1">
          <table:table-cell office:value-type="string" calcext:value-type="string">
            <text:p>Matteo ha 9 carte, Elisa ha 5 carte e Sara ha 2 carte. Quante carte sono in tutto? </text:p>
          </table:table-cell>
          <table:table-cell office:value-type="float" office:value="16" calcext:value-type="float">
            <text:p>16</text:p>
          </table:table-cell>
        </table:table-row>
        <table:table-row table:style-name="ro1">
          <table:table-cell office:value-type="string" calcext:value-type="string">
            <text:p>In una fruttiera c'erano 11 arance, 8 banane e 1 mela. Quanti frutti c'erano in tutto? </text:p>
          </table:table-cell>
          <table:table-cell office:value-type="float" office:value="20" calcext:value-type="float">
            <text:p>20</text:p>
          </table:table-cell>
        </table:table-row>
        <table:table-row table:style-name="ro1">
          <table:table-cell office:value-type="string" calcext:value-type="string">
            <text:p>Nella squadra di basket ci sono 20 bambini. 10 sono malati. Quanti sono i bambini presenti? </text:p>
          </table:table-cell>
          <table:table-cell office:value-type="float" office:value="10" calcext:value-type="float">
            <text:p>10</text:p>
          </table:table-cell>
        </table:table-row>
        <table:table-row table:style-name="ro1">
          <table:table-cell office:value-type="string" calcext:value-type="string">
            <text:p>Le stelle in tutto sono 15 ma ne cadono 3. Quante ne rimangono? </text:p>
          </table:table-cell>
          <table:table-cell office:value-type="float" office:value="12" calcext:value-type="float">
            <text:p>12</text:p>
          </table:table-cell>
        </table:table-row>
        <table:table-row table:style-name="ro1">
          <table:table-cell office:value-type="string" calcext:value-type="string">
            <text:p>Jessica ha 10 palle e Diego ha portato 19 palle. Quante palle ci sono in tutto? </text:p>
          </table:table-cell>
          <table:table-cell office:value-type="float" office:value="29" calcext:value-type="float">
            <text:p>29</text:p>
          </table:table-cell>
        </table:table-row>
        <table:table-row table:style-name="ro1">
          <table:table-cell office:value-type="string" calcext:value-type="string">
            <text:p>Nella nostra classe ci sono 25 bambini, 5 sono malati. Quanti ne rimangono? </text:p>
          </table:table-cell>
          <table:table-cell office:value-type="float" office:value="20" calcext:value-type="float">
            <text:p>20</text:p>
          </table:table-cell>
        </table:table-row>
        <table:table-row table:style-name="ro1">
          <table:table-cell office:value-type="string" calcext:value-type="string">
            <text:p>Una signora aveva 10 mele. Suo nipote gliene portò altre 8. Quante mele ebbe in tutto la signora? </text:p>
          </table:table-cell>
          <table:table-cell office:value-type="float" office:value="18" calcext:value-type="float">
            <text:p>18</text:p>
          </table:table-cell>
        </table:table-row>
        <table:table-row table:style-name="ro1">
          <table:table-cell office:value-type="string" calcext:value-type="string">
            <text:p>Nel giardino di nonno Augusto ci sono 8 viole, 7 rose e 5 tulipani. Quanti fiori ci sono in tutto nel giardino? </text:p>
          </table:table-cell>
          <table:table-cell office:value-type="float" office:value="20" calcext:value-type="float">
            <text:p>20</text:p>
          </table:table-cell>
        </table:table-row>
        <table:table-row table:style-name="ro1">
          <table:table-cell office:value-type="string" calcext:value-type="string">
            <text:p>A scuola ci sono 7 cartelloni. La maestra ne attacca 3, il giorno dopo ne attacca 5. Quanti sono adesso i cartelloni? </text:p>
          </table:table-cell>
          <table:table-cell office:value-type="float" office:value="15" calcext:value-type="float">
            <text:p>15</text:p>
          </table:table-cell>
        </table:table-row>
        <table:table-row table:style-name="ro1">
          <table:table-cell office:value-type="string" calcext:value-type="string">
            <text:p>Ad una festa ci sono 20 palloncini. Alla fine ne scoppiano 6. Quanti ne rimangono? </text:p>
          </table:table-cell>
          <table:table-cell office:value-type="float" office:value="14" calcext:value-type="float">
            <text:p>14</text:p>
          </table:table-cell>
        </table:table-row>
        <table:table-row table:style-name="ro1">
          <table:table-cell office:value-type="string" calcext:value-type="string">
            <text:p>Ad una bancherella c'erano 10 macchinine rosse e 2 blu. Quante macchinine c'ernao in tutto</text:p>
          </table:table-cell>
          <table:table-cell office:value-type="float" office:value="12" calcext:value-type="float">
            <text:p>12</text:p>
          </table:table-cell>
        </table:table-row>
        <table:table-row table:style-name="ro1">
          <table:table-cell office:value-type="string" calcext:value-type="string">
            <text:p>Al maneggio ci sono 15 cavalli. Arrivano, nel pomeriggio, 8 bambini. Quanti cavalli rimangono nella stalla? </text:p>
          </table:table-cell>
          <table:table-cell office:value-type="float" office:value="7" calcext:value-type="float">
            <text:p>7</text:p>
          </table:table-cell>
        </table:table-row>
        <table:table-row table:style-name="ro1">
          <table:table-cell office:value-type="string" calcext:value-type="string">
            <text:p>Martina, con la mamma, è andata dal fioraio a comprare 5 rose, 5 tulipani e 10 viole. Quanti fiori ha comprato in tutto Martina con la mamma? </text:p>
          </table:table-cell>
          <table:table-cell office:value-type="float" office:value="20" calcext:value-type="float">
            <text:p>20</text:p>
          </table:table-cell>
        </table:table-row>
        <table:table-row table:style-name="ro1">
          <table:table-cell office:value-type="string" calcext:value-type="string">
            <text:p>Marco ha 10 computer. Gli si rompono 5 computer. Quanti computer funzionano ancora? </text:p>
          </table:table-cell>
          <table:table-cell office:value-type="float" office:value="5" calcext:value-type="float">
            <text:p>5</text:p>
          </table:table-cell>
        </table:table-row>
        <table:table-row table:style-name="ro1">
          <table:table-cell office:value-type="string" calcext:value-type="string">
            <text:p>A scuola ci sono 20 alunni. 10 vanno a casa. Quanti rimangono a scuola? </text:p>
          </table:table-cell>
          <table:table-cell office:value-type="float" office:value="10" calcext:value-type="float">
            <text:p>10</text:p>
          </table:table-cell>
        </table:table-row>
        <table:table-row table:style-name="ro1">
          <table:table-cell office:value-type="string" calcext:value-type="string">
            <text:p>Giulia ha 12 cioccolatini.Ne mangia 4. Quanti cioccolatini rimangono? </text:p>
          </table:table-cell>
          <table:table-cell office:value-type="float" office:value="8" calcext:value-type="float">
            <text:p>8</text:p>
          </table:table-cell>
        </table:table-row>
        <table:table-row table:style-name="ro1">
          <table:table-cell office:value-type="string" calcext:value-type="string">
            <text:p>La mamma è andata al supermercato e ha comprato 5 detersivi per il pavimento, 6 per i panni bianchi, 4 per i panni colorati e 6 per i neri. Quanti detersivi ha comprato la mamma in tutto? </text:p>
          </table:table-cell>
          <table:table-cell office:value-type="float" office:value="21" calcext:value-type="float">
            <text:p>21</text:p>
          </table:table-cell>
        </table:table-row>
        <table:table-row table:style-name="ro1">
          <table:table-cell office:value-type="string" calcext:value-type="string">
            <text:p>Il lampadario del salotto ha in tutto 16 lampadine. Durante a settimana 9 lampadine si sono fulminate. Quante lampadine adesso illuminano il salotto? </text:p>
          </table:table-cell>
          <table:table-cell office:value-type="float" office:value="7" calcext:value-type="float">
            <text:p>7</text:p>
          </table:table-cell>
        </table:table-row>
        <table:table-row table:style-name="ro1">
          <table:table-cell office:value-type="string" calcext:value-type="string">
            <text:p>Nel frigorifero di Luigi ci sono 7 bottiglie d'acqua,3 di vino e 4 di coca cola. Quante bottiglie ci sono nel frigorifero di Luigi? </text:p>
          </table:table-cell>
          <table:table-cell office:value-type="float" office:value="14" calcext:value-type="float">
            <text:p>14</text:p>
          </table:table-cell>
        </table:table-row>
        <table:table-row table:style-name="ro1">
          <table:table-cell office:value-type="string" calcext:value-type="string">
            <text:p>Marco compra 18 figurine e ne regala 7 al suo amico Simone. Quante figurine rimangono a Marco? </text:p>
          </table:table-cell>
          <table:table-cell office:value-type="float" office:value="11" calcext:value-type="float">
            <text:p>11</text:p>
          </table:table-cell>
        </table:table-row>
        <table:table-row table:style-name="ro1">
          <table:table-cell office:value-type="string" calcext:value-type="string">
            <text:p>In un vaso ci sono 27 rose.Dopo alcuni giorni la mamma toglie 14 rose perché appassite. Quante rose rimangono nel vaso?</text:p>
          </table:table-cell>
          <table:table-cell office:value-type="float" office:value="13" calcext:value-type="float">
            <text:p>13</text:p>
          </table:table-cell>
        </table:table-row>
        <table:table-row table:style-name="ro1">
          <table:table-cell office:value-type="string" calcext:value-type="string">
            <text:p>Roberta ha 15 caramelle, durante il giorno ne mangia 6. Quante caramelle le rimangono?</text:p>
          </table:table-cell>
          <table:table-cell office:value-type="float" office:value="9" calcext:value-type="float">
            <text:p>9</text:p>
          </table:table-cell>
        </table:table-row>
        <table:table-row table:style-name="ro1">
          <table:table-cell office:value-type="string" calcext:value-type="string">
            <text:p>Francesco va a fare una passeggiata allo zoo. Vede 3 leoni, 2 scimmie, 3 serpenti e 4 giraffe. Quanti animali ha visto Francesco? </text:p>
          </table:table-cell>
          <table:table-cell office:value-type="float" office:value="12" calcext:value-type="float">
            <text:p>12</text:p>
          </table:table-cell>
        </table:table-row>
        <table:table-row table:style-name="ro1">
          <table:table-cell office:value-type="string" calcext:value-type="string">
            <text:p>Luigi ha 34 anni, suo fratello Mario ne ha 21. Quanti anni ha in più Luigi di suo fratello?</text:p>
          </table:table-cell>
          <table:table-cell office:value-type="float" office:value="13" calcext:value-type="float">
            <text:p>13</text:p>
          </table:table-cell>
        </table:table-row>
        <table:table-row table:style-name="ro1">
          <table:table-cell office:value-type="string" calcext:value-type="string">
            <text:p>Carlo ha 26 caramelle, il suo amico Francesco ha 45 caramelle in più di Carlo. Quante caramelle hanno insieme? Se dopo un'ora ciascuno ne ha mangiate 10, quante caramelle hanno adesso?</text:p>
          </table:table-cell>
          <table:table-cell office:value-type="float" office:value="71" calcext:value-type="float">
            <text:p>71</text:p>
          </table:table-cell>
        </table:table-row>
        <table:table-row table:style-name="ro1">
          <table:table-cell office:value-type="string" calcext:value-type="string">
            <text:p>Il papà di Andrea possiede 15 cavalli, di cui 4 sono femmine. Dopo due mesi, ogni cavalla ha partorito 2 cavalli. Quanti cavalli possiede ora il papà di Andrea?</text:p>
          </table:table-cell>
          <table:table-cell office:value-type="float" office:value="23" calcext:value-type="float">
            <text:p>23</text:p>
          </table:table-cell>
        </table:table-row>
        <table:table-row table:style-name="ro1">
          <table:table-cell office:value-type="string" calcext:value-type="string">
            <text:p>In una palazzina di 4 piani ci sono 3 appartamenti per ogni piano. Quanti appartamente in tutto </text:p>
          </table:table-cell>
          <table:table-cell office:value-type="float" office:value="12" calcext:value-type="float">
            <text:p>12</text:p>
          </table:table-cell>
        </table:table-row>
        <table:table-row table:style-name="ro1">
          <table:table-cell office:value-type="string" calcext:value-type="string">
            <text:p>Luca ha il doppio degli anni di suo figlio. Suo figlio ha 22 anni. Quanti anni ha Luca?</text:p>
          </table:table-cell>
          <table:table-cell office:value-type="float" office:value="44" calcext:value-type="float">
            <text:p>4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7">00/00/0000</text:date>, <text:time style:data-style-name="N2" text:time-value="16:32:12.35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7T17:30:41.760000000</dc:date>
    <meta:generator>LibreOffice/4.2.1.1$Windows_x86 LibreOffice_project/d7dbbd7842e6a58b0f521599204e827654e1fb8b</meta:generator>
    <meta:editing-duration>PT3H19M9S</meta:editing-duration>
    <meta:editing-cycles>74</meta:editing-cycles>
    <meta:document-statistic meta:table-count="2" meta:cell-count="434" meta:object-count="0"/>
  </office:meta>
</office:document-meta>
</file>